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Describe brevemente en qué consiste</text:p>
      <text:p text:style-name="Standard">El SCRUM consiste en un marco de gestión de proyectos<text:s/>que ayuda a los equipos a estructurar y gestionar el trabajo mediante un<text:s/>conjunto de valores, principios y prácticas.</text:p>
      <text:p text:style-name="P2">Qué tipo de ciclo de vida es</text:p>
      <text:p text:style-name="Standard">Incremental. Porque va evolucionando.</text:p>
      <text:p text:style-name="P3">Qué roles existen y cuál es la responsabilidad de cada role</text:p>
      <text:p text:style-name="Standard">Product Owner: Es el encargado de optimizar y maximizar el valor del producto, siendo la persona encargada de gestionar el flujo de valor del producto a través del Product Backlog.</text:p>
      <text:p text:style-name="Standard"/>
      <text:p text:style-name="Standard">Scrum Master: gestionar el proceso Scrum y eliminar impedimentos.</text:p>
      <text:p text:style-name="Standard"/>
      <text:p text:style-name="Standard">Equipo de desarrollo: se encargan de desarrollar el producto, autoorganizándose y auto-gestionándose para conseguir entregar un incremento de software.</text:p>
      <text:p text:style-name="Standard"/>
      <text:p text:style-name="P4">¿Qué es un sprint?</text:p>
      <text:p text:style-name="Standard">Es un período breve de tiempo en que un equipo de scrum trabaja para completar una cantidad de trabajo establecid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co</dc:creator>
    <meta:creation-date>2023-09-25T09:51:00Z</meta:creation-date>
    <dc:date>2023-09-26T22:16:00Z</dc:date>
    <meta:template xlink:href="Normal" xlink:type="simple"/>
    <meta:editing-cycles>2</meta:editing-cycles>
    <meta:editing-duration>PT720S</meta:editing-duration>
    <meta:document-statistic meta:page-count="1" meta:paragraph-count="1" meta:word-count="134" meta:character-count="871" meta:row-count="6" meta:non-whitespace-character-count="738"/>
  </office:meta>
</office:document-meta>
</file>